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3" svg:font-family="'Wingdings 3'" style:font-charset="x-symbol"/>
    <style:font-face style:name="StarSymbol" svg:font-family="StarSymbol" style:font-pitch="variable" style:font-charset="x-symbo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8pt" fo:language="fr" fo:country="FR" fo:font-weight="bold" style:font-size-asian="18pt" style:font-weight-asian="bold" style:font-size-complex="18pt" style:font-weight-complex="bold"/>
    </style:style>
    <style:style style:name="P2" style:family="paragraph" style:parent-style-name="Standard">
      <style:paragraph-properties fo:text-align="justify" style:justify-single-word="false"/>
      <style:text-properties fo:font-size="12pt" fo:language="fr" fo:country="FR" fo:font-weight="normal"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style:font-name="Consolas" fo:font-size="10pt" fo:language="fr" fo:country="FR" fo:font-style="italic" fo:font-weight="normal" style:font-name-asian="Consolas" style:font-size-asian="10pt" style:font-style-asian="italic" style:font-weight-asian="normal" style:font-name-complex="Consolas" style:font-size-complex="10pt" style:font-style-complex="italic" style:font-weight-complex="normal"/>
    </style:style>
    <style:style style:name="P4" style:family="paragraph" style:parent-style-name="Text_20_body">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5" style:family="paragraph" style:parent-style-name="Text_20_body">
      <style:paragraph-properties fo:text-align="justify" style:justify-single-word="false"/>
      <style:text-properties fo:font-size="11pt" fo:language="fr" fo:country="FR" fo:font-style="normal" fo:font-weight="bold" style:font-size-asian="11pt" style:font-style-asian="normal" style:font-weight-asian="bold" style:font-size-complex="11pt" style:font-style-complex="normal" style:font-weight-complex="bold"/>
    </style:style>
    <style:style style:name="P6" style:family="paragraph" style:parent-style-name="Text_20_body">
      <style:paragraph-properties fo:text-align="justify" style:justify-single-word="false"/>
      <style:text-properties fo:font-size="11pt" fo:language="fr" fo:country="FR" fo:font-style="italic" fo:font-weight="bold" style:font-size-asian="11pt" style:font-style-asian="italic" style:font-weight-asian="bold" style:font-size-complex="11pt" style:font-style-complex="italic" style:font-weight-complex="bold"/>
    </style:style>
    <style:style style:name="P7" style:family="paragraph" style:parent-style-name="Text_20_body">
      <style:paragraph-properties fo:text-align="justify" style:justify-single-word="false"/>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P8" style:family="paragraph" style:parent-style-name="Text_20_body">
      <style:paragraph-properties fo:text-align="justify" style:justify-single-word="false"/>
      <style:text-properties fo:font-size="11pt" fo:language="fr" fo:country="FR"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9" style:family="paragraph" style:parent-style-name="Text_20_body">
      <style:paragraph-properties fo:text-align="justify" style:justify-single-word="false"/>
      <style:text-properties fo:font-size="11pt" fo:language="fr" fo:country="FR" fo:font-style="italic" style:text-underline-style="none" fo:font-weight="normal" style:font-size-asian="11pt" style:font-style-asian="italic" style:font-weight-asian="normal" style:font-size-complex="11pt" style:font-style-complex="italic" style:font-weight-complex="normal"/>
    </style:style>
    <style:style style:name="P10" style:family="paragraph" style:parent-style-name="Text_20_body">
      <style:text-properties fo:font-size="11pt" style:font-size-asian="11pt" style:font-size-complex="11pt"/>
    </style:style>
    <style:style style:name="P11" style:family="paragraph" style:parent-style-name="Text_20_body">
      <style:paragraph-properties fo:text-align="justify" style:justify-single-word="false"/>
      <style:text-properties fo:font-size="18pt" fo:language="fr" fo:country="FR" fo:font-style="normal" fo:font-weight="bold" style:font-size-asian="18pt" style:font-style-asian="normal" style:font-weight-asian="bold" style:font-size-complex="18pt" style:font-style-complex="normal" style:font-weight-complex="bold"/>
    </style:style>
    <style:style style:name="P12"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13" style:family="paragraph" style:parent-style-name="Standard">
      <style:paragraph-properties fo:margin-left="0cm" fo:margin-right="0cm" fo:text-align="start" style:justify-single-word="false" fo:text-indent="0cm" style:auto-text-indent="false" style:text-autospace="none"/>
      <style:text-properties style:font-name="Consolas" fo:font-size="10pt" fo:background-color="#e8f2fe" style:font-name-asian="Consolas" style:font-size-asian="10pt" style:font-name-complex="Consolas" style:font-size-complex="10pt"/>
    </style:style>
    <style:style style:name="P14" style:family="paragraph" style:parent-style-name="Standard">
      <style:paragraph-properties fo:text-align="justify" style:justify-single-word="false"/>
      <style:text-properties fo:color="#000000" style:font-name="Consolas" fo:font-size="10pt" fo:language="fr" fo:country="FR" fo:font-style="italic" fo:font-weight="normal" style:font-name-asian="Consolas" style:font-size-asian="10pt" style:font-style-asian="italic" style:font-weight-asian="normal" style:font-name-complex="Consolas" style:font-size-complex="10pt" style:font-style-complex="italic" style:font-weight-complex="normal"/>
    </style:style>
    <style:style style:name="P15" style:family="paragraph" style:parent-style-name="Heading_20_1">
      <style:paragraph-properties fo:text-align="justify" style:justify-single-word="false"/>
      <style:text-properties fo:font-size="18pt" fo:language="fr" fo:country="FR" fo:font-style="normal" fo:font-weight="bold" style:font-size-asian="18pt" style:font-style-asian="normal" style:font-weight-asian="bold" style:font-size-complex="18pt" style:font-style-complex="normal" style:font-weight-complex="bold"/>
    </style:style>
    <style:style style:name="P16" style:family="paragraph" style:parent-style-name="Text_20_body" style:list-style-name="L1">
      <style:paragraph-properties fo:text-align="justify" style:justify-single-word="false"/>
      <style:text-properties style:font-name="Times New Roman" fo:font-size="11pt" fo:language="fr" fo:country="FR" fo:font-style="normal" fo:font-weight="normal" style:font-name-asian="Arial Unicode MS" style:font-size-asian="11pt" style:font-style-asian="normal" style:font-weight-asian="normal" style:font-name-complex="Tahoma" style:font-size-complex="11pt" style:font-style-complex="normal" style:font-weight-complex="normal"/>
    </style:style>
    <style:style style:name="P17" style:family="paragraph" style:parent-style-name="Text_20_body">
      <style:paragraph-properties fo:text-align="justify" style:justify-single-word="false"/>
      <style:text-properties style:font-name="Times New Roman" fo:font-size="11pt" fo:language="fr" fo:country="FR" fo:font-style="normal" fo:font-weight="normal" style:font-name-asian="Wingdings 3" style:font-size-asian="11pt" style:font-style-asian="normal" style:font-weight-asian="normal" style:font-name-complex="Wingdings 3" style:font-size-complex="11pt" style:font-style-complex="normal" style:font-weight-complex="normal"/>
    </style:style>
    <style:style style:name="P18" style:family="paragraph" style:parent-style-name="Text_20_body">
      <style:paragraph-properties fo:text-align="justify" style:justify-single-word="false"/>
      <style:text-properties style:font-name="Times New Roman" fo:font-size="11pt" fo:language="fr" fo:country="FR" fo:font-style="normal" style:text-underline-style="solid" style:text-underline-width="auto" style:text-underline-color="font-color" fo:font-weight="bold" style:font-name-asian="Wingdings 3" style:font-size-asian="11pt" style:font-style-asian="normal" style:font-weight-asian="bold" style:font-name-complex="Wingdings 3" style:font-size-complex="11pt" style:font-style-complex="normal" style:font-weight-complex="bold"/>
    </style:style>
    <style:style style:name="P19" style:family="paragraph" style:parent-style-name="Text_20_body">
      <style:paragraph-properties fo:text-align="justify" style:justify-single-word="false"/>
      <style:text-properties style:font-name="Times New Roman" fo:font-size="11pt" fo:language="fr" fo:country="FR" fo:font-style="normal" style:text-underline-style="none" fo:font-weight="normal" style:font-name-asian="Wingdings 3" style:font-size-asian="11pt" style:font-style-asian="normal" style:font-weight-asian="normal" style:font-name-complex="Wingdings 3" style:font-size-complex="11pt" style:font-style-complex="normal" style:font-weight-complex="normal"/>
    </style:style>
    <style:style style:name="P20" style:family="paragraph" style:parent-style-name="Text_20_body">
      <style:paragraph-properties fo:text-align="justify" style:justify-single-word="false"/>
      <style:text-properties style:font-name="Times New Roman" fo:font-size="11pt" fo:language="fr" fo:country="FR" fo:font-style="italic" style:text-underline-style="none" fo:font-weight="normal" style:font-name-asian="Wingdings 3" style:font-size-asian="11pt" style:font-style-asian="italic" style:font-weight-asian="normal" style:font-name-complex="Wingdings 3" style:font-size-complex="11pt" style:font-style-complex="italic" style:font-weight-complex="normal"/>
    </style:style>
    <style:style style:name="P21" style:family="paragraph" style:parent-style-name="Text_20_body" style:list-style-name="L2">
      <style:paragraph-properties fo:text-align="justify" style:justify-single-word="false"/>
      <style:text-properties style:font-name="Times New Roman" fo:font-size="11pt" fo:language="fr" fo:country="FR" fo:font-style="italic" fo:font-weight="normal" style:font-name-asian="Wingdings 3" style:font-size-asian="11pt" style:font-style-asian="italic" style:font-weight-asian="normal" style:font-name-complex="Wingdings 3" style:font-size-complex="11pt" style:font-style-complex="italic" style:font-weight-complex="normal"/>
    </style:style>
    <style:style style:name="P22" style:family="paragraph" style:parent-style-name="Text_20_body" style:list-style-name="L1">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23" style:family="paragraph" style:parent-style-name="Text_20_body" style:list-style-name="L2">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24" style:family="paragraph" style:parent-style-name="Text_20_body">
      <style:paragraph-properties fo:text-align="justify" style:justify-single-word="false"/>
      <style:text-properties fo:font-size="11pt" fo:language="fr" fo:country="FR" fo:font-style="italic" fo:font-weight="bold" style:font-size-asian="11pt" style:font-style-asian="italic" style:font-weight-asian="bold" style:font-size-complex="11pt" style:font-style-complex="italic" style:font-weight-complex="bold"/>
    </style:style>
    <style:style style:name="P25" style:family="paragraph" style:parent-style-name="Text_20_body">
      <style:paragraph-properties fo:text-align="justify" style:justify-single-word="false"/>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P26" style:family="paragraph">
      <style:text-properties fo:font-size="10pt" fo:font-weight="bold" style:font-size-asian="10pt" style:font-weight-asian="bold" style:font-size-complex="10pt" style:font-weight-complex="bold"/>
    </style:style>
    <style:style style:name="P27" style:family="paragraph">
      <style:text-properties fo:font-size="8pt" style:font-size-asian="8pt" style:font-size-complex="8pt"/>
    </style:style>
    <style:style style:name="P28" style:family="paragraph">
      <style:paragraph-properties fo:text-align="center"/>
    </style:style>
    <style:style style:name="P29" style:family="paragraph">
      <style:text-properties fo:font-size="8pt" fo:font-style="italic" fo:font-weight="bold" style:font-size-asian="8pt" style:font-style-asian="italic" style:font-weight-asian="bold" style:font-size-complex="8pt" style:font-style-complex="italic" style:font-weight-complex="bold"/>
    </style:style>
    <style:style style:name="P30" style:family="paragraph">
      <style:text-properties fo:color="#0000ff" fo:font-size="10pt" fo:font-style="italic" fo:font-weight="bold" style:font-size-asian="10pt" style:font-style-asian="italic" style:font-weight-asian="bold" style:font-size-complex="10pt" style:font-style-complex="italic" style:font-weight-complex="bold"/>
    </style:style>
    <style:style style:name="P31" style:family="paragraph">
      <style:text-properties fo:font-size="10pt" fo:font-style="italic" fo:font-weight="bold" style:font-size-asian="10pt" style:font-style-asian="italic" style:font-weight-asian="bold" style:font-size-complex="10pt" style:font-style-complex="italic" style:font-weight-complex="bold"/>
    </style:style>
    <style:style style:name="T1" style:family="text">
      <style:text-properties fo:font-size="10pt" style:font-size-asian="10pt" style:font-size-complex="10pt"/>
    </style:style>
    <style:style style:name="T2" style:family="text">
      <style:text-properties style:font-name="Wingdings 3" style:font-name-asian="Wingdings 3" style:font-name-complex="Wingdings 3"/>
    </style:style>
    <style:style style:name="T3" style:family="text">
      <style:text-properties style:font-name="Times New Roman" style:font-name-asian="Arial Unicode MS" style:font-name-complex="Tahoma"/>
    </style:style>
    <style:style style:name="T4" style:family="text">
      <style:text-properties style:font-name="Times New Roman" style:font-name-asian="Wingdings 3" style:font-name-complex="Wingdings 3"/>
    </style:style>
    <style:style style:name="T5" style:family="text">
      <style:text-properties style:font-name="Times New Roman" fo:font-style="italic" style:font-name-asian="Wingdings 3" style:font-style-asian="italic" style:font-name-complex="Wingdings 3" style:font-style-complex="italic"/>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9" style:family="text">
      <style:text-properties fo:font-style="italic" style:text-underline-style="none" style:font-style-asian="italic" style:font-style-complex="italic"/>
    </style:style>
    <style:style style:name="T10" style:family="text">
      <style:text-properties fo:font-weight="bold" style:font-weight-asian="bold" style:font-weight-complex="bold"/>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color="#0000cc" style:font-name="Times New Roman" fo:font-style="italic" style:text-underline-style="none" style:font-name-asian="Wingdings 3" style:font-style-asian="italic" style:font-name-complex="Wingdings 3" style:font-style-complex="italic"/>
    </style:style>
    <style:style style:name="T14" style:family="text">
      <style:text-properties fo:color="#000000"/>
    </style:style>
    <style:style style:name="T15" style:family="text">
      <style:text-properties fo:color="#000000" style:font-name="Times New Roman" style:text-underline-style="none" style:font-name-asian="Wingdings 3" style:font-name-complex="Wingdings 3"/>
    </style:style>
    <style:style style:name="T16" style:family="text">
      <style:text-properties fo:color="#000000" style:font-name="Times New Roman" fo:font-style="italic" style:text-underline-style="none" style:font-name-asian="Wingdings 3" style:font-style-asian="italic" style:font-name-complex="Wingdings 3" style:font-style-complex="italic"/>
    </style:style>
    <style:style style:name="T17" style:family="text">
      <style:text-properties fo:color="#000000" fo:background-color="#e8f2fe"/>
    </style:style>
    <style:style style:name="T18" style:family="text">
      <style:text-properties fo:color="#7f0055" fo:font-weight="bold" style:font-weight-asian="bold" style:font-weight-complex="bold"/>
    </style:style>
    <style:style style:name="T19" style:family="text">
      <style:text-properties fo:color="#7f0055" fo:font-weight="bold" fo:background-color="#e8f2fe" style:font-weight-asian="bold" style:font-weight-complex="bold"/>
    </style:style>
    <style:style style:name="T20" style:family="text">
      <style:text-properties fo:color="#0000c0"/>
    </style:style>
    <style:style style:name="T21" style:family="text">
      <style:text-properties fo:color="#0000c0" fo:background-color="#d4d4d4"/>
    </style:style>
    <style:style style:name="T22" style:family="text">
      <style:text-properties fo:color="#3f7f5f"/>
    </style:style>
    <style:style style:name="T23" style:family="text">
      <style:text-properties fo:color="#3f7f5f" style:text-underline-style="solid" style:text-underline-width="auto" style:text-underline-color="font-color"/>
    </style:style>
    <style:style style:name="T24" style:family="text">
      <style:text-properties fo:color="#005032"/>
    </style:style>
    <style:style style:name="T25" style:family="text">
      <style:text-properties fo:font-size="10pt" fo:font-weight="bold" style:font-size-asian="10pt" style:font-weight-asian="bold" style:font-size-complex="10pt" style:font-weight-complex="bold"/>
    </style:style>
    <style:style style:name="T26" style:family="text">
      <style:text-properties fo:font-size="8pt" style:font-size-asian="8pt" style:font-size-complex="8pt"/>
    </style:style>
    <style:style style:name="T27" style:family="text">
      <style:text-properties fo:font-size="8pt" fo:font-style="italic" fo:font-weight="bold" style:font-size-asian="8pt" style:font-style-asian="italic" style:font-weight-asian="bold" style:font-size-complex="8pt" style:font-style-complex="italic" style:font-weight-complex="bold"/>
    </style:style>
    <style:style style:name="T28" style:family="text">
      <style:text-properties fo:color="#0000ff" fo:font-size="10pt" fo:font-style="italic" fo:font-weight="bold" style:font-size-asian="10pt" style:font-style-asian="italic" style:font-weight-asian="bold" style:font-size-complex="10pt" style:font-style-complex="italic" style:font-weight-complex="bold"/>
    </style:style>
    <style:style style:name="T29" style:family="text">
      <style:text-properties style:text-underline-style="none"/>
    </style:style>
    <style:style style:name="T30" style:family="text">
      <style:text-properties fo:font-size="10pt" fo:font-style="italic" fo:font-weight="bold" style:font-size-asian="10pt" style:font-style-asian="italic" style:font-weight-asian="bold" style:font-size-complex="10pt" style:font-style-complex="italic"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3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5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5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0000" draw:marker-end="Arrow_20_concave"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55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7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solid" draw:fill-color="#ffffcc"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101cm" svg:stroke-color="#b2b2b2" draw:marker-start-width="0.503cm" draw:marker-end-width="0.503cm" draw:fill="none" draw:fill-color="#ffffff" fo:min-height="1.96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101cm" svg:stroke-color="#b2b2b2" draw:marker-start-width="0.503cm" draw:marker-end-width="0.503cm" draw:fill="none" draw:fill-color="#ffffff" fo:min-height="1.94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4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tyle:run-through="foreground"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101cm" svg:stroke-color="#b2b2b2" draw:marker-start-width="0.503cm" draw:marker-end-width="0.503cm" draw:fill="none" draw:fill-color="#ffffff" fo:min-height="1.961cm" fo:padding-top="0.049cm" fo:padding-bottom="0.049cm" fo:padding-left="0.049cm" fo:padding-right="0.049cm" style:run-through="foreground"/>
    </style:style>
    <style:style style:name="gr18" style:family="graphic">
      <style:graphic-properties draw:fill="none" draw:textarea-horizontal-align="center" draw:textarea-vertical-align="middle" style:run-through="foreground"/>
    </style:style>
    <style:style style:name="gr19" style:family="graphic">
      <style:graphic-properties draw:stroke="dash" draw:stroke-dash="Ultrafine_20_Dashed" draw:fill="none" draw:textarea-horizontal-align="center" draw:textarea-vertical-align="middle" style:run-through="foreground"/>
    </style:style>
    <style:style style:name="gr20" style:family="graphic">
      <style:graphic-properties draw:stroke="none" svg:stroke-color="#000000" draw:fill="none" draw:fill-color="#ffffff" fo:min-height="0.462cm" style:run-through="foreground"/>
    </style:style>
    <style:style style:name="gr21" style:family="graphic">
      <style:graphic-properties draw:stroke="none" svg:stroke-color="#000000" draw:fill="none" draw:fill-color="#ffffff" fo:min-height="1.21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étails de la conception logicielle de l'application</text:p>
      <text:p text:style-name="P1">PV</text:p>
      <text:p text:style-name="P2"/>
      <text:p text:style-name="P2"/>
      <text:p text:style-name="P2"/>
      <text:p text:style-name="P2"/>
      <text:p text:style-name="P2"/>
      <text:h text:style-name="P15" text:outline-level="1">Overview </text:h>
      <text:p text:style-name="P11"/>
      <text:p text:style-name="P11"><draw:frame text:anchor-type="paragraph" draw:z-index="32" draw:style-name="gr8" draw:text-style-name="P27" svg:width="3.255cm" svg:height="0.56cm" svg:x="8.657cm" svg:y="0.506cm"><draw:text-box><text:p><text:span text:style-name="T27">SysManag_Status </text:span><text:span text:style-name="T26">Struct</text:span></text:p></draw:text-box></draw:frame></text:p>
      <text:p text:style-name="P5"><draw:frame text:anchor-type="paragraph" draw:z-index="30" draw:style-name="gr8" draw:text-style-name="P27" svg:width="2.541cm" svg:height="0.56cm" svg:x="5.906cm" svg:y="0.206cm"><draw:text-box><text:p><text:span text:style-name="T27">Menu_Status </text:span><text:span text:style-name="T26">Struct</text:span></text:p></draw:text-box></draw:frame><draw:line text:anchor-type="paragraph" draw:z-index="33" draw:style-name="gr9" draw:text-style-name="P28" svg:x1="8.949cm" svg:y1="0.123cm" svg:x2="7.811cm" svg:y2="3.58cm"><text:p/></draw:line><draw:line text:anchor-type="paragraph" draw:z-index="43" draw:style-name="gr9" draw:text-style-name="P28" svg:x1="10.694cm" svg:y1="-0.071cm" svg:x2="11.329cm" svg:y2="2.531cm"><text:p/></draw:line></text:p>
      <text:p text:style-name="P5"><draw:frame text:anchor-type="paragraph" draw:z-index="28" draw:style-name="gr10" draw:text-style-name="P30" svg:width="2.117cm" svg:height="0.768cm" svg:x="8.816cm" svg:y="0.289cm"><draw:text-box><text:p><text:span text:style-name="T28">T_SysManag</text:span></text:p></draw:text-box></draw:frame><draw:line text:anchor-type="paragraph" draw:z-index="31" draw:style-name="gr9" draw:text-style-name="P28" svg:x1="6.832cm" svg:y1="-0.085cm" svg:x2="7.679cm" svg:y2="2.148cm"><text:p/></draw:line><draw:line text:anchor-type="paragraph" draw:z-index="55" draw:style-name="gr9" draw:text-style-name="P28" svg:x1="14.689cm" svg:y1="0.441cm" svg:x2="14.504cm" svg:y2="2.058cm"><text:p/></draw:line><draw:frame text:anchor-type="paragraph" draw:z-index="56" draw:style-name="gr8" draw:text-style-name="P27" svg:width="3.255cm" svg:height="0.56cm" svg:x="13.737cm" svg:y="0.069cm"><draw:text-box><text:p><text:span text:style-name="T26">GPIO, PWM, DAC...</text:span></text:p></draw:text-box></draw:frame></text:p>
      <text:p text:style-name="P5"><draw:frame text:anchor-type="paragraph" draw:z-index="13" draw:style-name="gr8" draw:text-style-name="P27" svg:width="3.255cm" svg:height="0.56cm" svg:x="2.36cm" svg:y="-0.138cm"><draw:text-box><text:p><text:span text:style-name="T27">ComUART_Status </text:span><text:span text:style-name="T26">Struct</text:span></text:p></draw:text-box></draw:frame><draw:line text:anchor-type="paragraph" draw:z-index="14" draw:style-name="gr9" draw:text-style-name="P28" svg:x1="4.133cm" svg:y1="0.289cm" svg:x2="4.583cm" svg:y2="1.294cm"><text:p/></draw:line><draw:line text:anchor-type="paragraph" draw:z-index="27" draw:style-name="gr7" draw:text-style-name="P28" svg:x1="9.636cm" svg:y1="0.025cm" svg:x2="9.636cm" svg:y2="0.626cm"><text:p/></draw:line><draw:custom-shape text:anchor-type="paragraph" draw:z-index="52" draw:style-name="gr12" svg:width="1.721cm" svg:height="5.792cm" svg:x="15.166cm" svg:y="0.395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
      <text:p text:style-name="P5"><draw:custom-shape text:anchor-type="paragraph" draw:z-index="1" draw:style-name="gr1" svg:width="2.356cm" svg:height="1.773cm" svg:x="1.937cm" svg:y="0.055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8" draw:style-name="gr1" svg:width="1.588cm" svg:height="5.19cm" svg:x="5.72cm" svg:y="-0.002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text:anchor-type="paragraph" draw:z-index="9" draw:style-name="gr6" draw:text-style-name="P27" svg:width="1.826cm" svg:height="1.191cm" svg:x="0.905cm" svg:y="0.296cm"><draw:text-box><text:p><text:span text:style-name="T26">Tx,Rx</text:span></text:p></draw:text-box></draw:frame><draw:custom-shape text:anchor-type="paragraph" draw:z-index="24" draw:style-name="gr1" svg:width="2.356cm" svg:height="2.204cm" svg:x="8.393cm" svg:y="-0.032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text:anchor-type="paragraph" draw:z-index="40" draw:style-name="gr1" svg:width="2.356cm" svg:height="2.204cm" svg:x="11.779cm" svg:y="-0.138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
      <text:p text:style-name="P5"><draw:frame text:anchor-type="paragraph" draw:z-index="2" draw:style-name="gr2" draw:text-style-name="P26" svg:width="2.435cm" svg:height="1.324cm" svg:x="2.148cm" svg:y="0.164cm"><draw:text-box><text:p><text:span text:style-name="T25">COM_UART</text:span></text:p></draw:text-box></draw:frame><draw:custom-shape text:anchor-type="paragraph" draw:z-index="4" draw:style-name="gr4" svg:width="1.218cm" svg:height="0.398cm" svg:x="0.72cm" svg:y="0.111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6" draw:style-name="gr5" draw:text-style-name="P26" svg:width="1.641cm" svg:height="0.533cm" svg:x="-0.497cm" svg:y="0.111cm"><draw:text-box><text:p><text:span text:style-name="T25">UART</text:span></text:p></draw:text-box></draw:frame><draw:line text:anchor-type="paragraph" draw:z-index="11" draw:style-name="gr7" draw:text-style-name="P28" svg:x1="4.292cm" svg:y1="-0.021cm" svg:x2="5.721cm" svg:y2="-0.021cm"><text:p/></draw:line><draw:frame text:anchor-type="paragraph" draw:z-index="25" draw:style-name="gr2" draw:text-style-name="P26" svg:width="2.435cm" svg:height="1.324cm" svg:x="8.737cm" svg:y="0.191cm"><draw:text-box><text:p><text:span text:style-name="T25">SystManag</text:span></text:p></draw:text-box></draw:frame><draw:line text:anchor-type="paragraph" draw:z-index="26" draw:style-name="gr7" draw:text-style-name="P28" svg:x1="7.308cm" svg:y1="0.175cm" svg:x2="8.393cm" svg:y2="0.175cm"><text:p/></draw:line><draw:frame text:anchor-type="paragraph" draw:z-index="41" draw:style-name="gr2" draw:text-style-name="P26" svg:width="2.435cm" svg:height="1.324cm" svg:x="12.07cm" svg:y="0.085cm"><draw:text-box><text:p><text:span text:style-name="T25">ControlLoop</text:span></text:p></draw:text-box></draw:frame><draw:line text:anchor-type="paragraph" draw:z-index="42" draw:style-name="gr7" draw:text-style-name="P28" svg:x1="10.747cm" svg:y1="-0.101cm" svg:x2="11.779cm" svg:y2="-0.101cm"><text:p/></draw:line><draw:line text:anchor-type="paragraph" draw:z-index="51" draw:style-name="gr7" draw:text-style-name="P28" svg:x1="14.134cm" svg:y1="0.084cm" svg:x2="15.166cm" svg:y2="0.084cm"><text:p/></draw:line></text:p>
      <text:p text:style-name="P5"><draw:line text:anchor-type="paragraph" draw:z-index="17" draw:style-name="gr7" draw:text-style-name="P28" svg:x1="5.721cm" svg:y1="-0.15cm" svg:x2="4.292cm" svg:y2="-0.15cm"><text:p/></draw:line><draw:line text:anchor-type="paragraph" draw:z-index="20" draw:style-name="gr9" draw:text-style-name="P28" svg:x1="4.874cm" svg:y1="-0.15cm" svg:x2="4.424cm" svg:y2="0.379cm"><text:p/></draw:line><draw:line text:anchor-type="paragraph" draw:z-index="29" draw:style-name="gr7" draw:text-style-name="P28" svg:x1="8.393cm" svg:y1="0.291cm" svg:x2="7.308cm" svg:y2="0.291cm"><text:p/></draw:line><draw:frame text:anchor-type="paragraph" draw:z-index="54" draw:style-name="gr2" draw:text-style-name="P26" svg:width="2.435cm" svg:height="1.324cm" svg:x="15.298cm" svg:y="0.314cm"><draw:text-box><text:p><text:span text:style-name="T25">Hardware system</text:span></text:p></draw:text-box></draw:frame></text:p>
      <text:p text:style-name="P5"><draw:frame text:anchor-type="paragraph" draw:z-index="18" draw:style-name="gr8" draw:text-style-name="P29" svg:width="3.255cm" svg:height="0.56cm" svg:x="3.868cm" svg:y="-0.146cm"><draw:text-box><text:p><text:span text:style-name="T27">PrintUART( )</text:span></text:p></draw:text-box></draw:frame><draw:frame text:anchor-type="paragraph" draw:z-index="23" draw:style-name="gr2" draw:text-style-name="P26" svg:width="2.435cm" svg:height="1.324cm" svg:x="5.958cm" svg:y="0.012cm"><draw:text-box><text:p><text:span text:style-name="T25">Menu </text:span></text:p><text:p><text:span text:style-name="T25">Manag</text:span></text:p></draw:text-box></draw:frame><draw:line text:anchor-type="paragraph" draw:z-index="44" draw:style-name="gr7" draw:text-style-name="P28" svg:x1="12.864cm" svg:y1="0.673cm" svg:x2="12.864cm" svg:y2="0.091cm"><text:p/></draw:line><draw:line text:anchor-type="paragraph" draw:z-index="46" draw:style-name="gr7" draw:text-style-name="P28" svg:x1="9.61cm" svg:y1="1.069cm" svg:x2="9.61cm" svg:y2="0.198cm"><text:p/></draw:line><draw:line text:anchor-type="paragraph" draw:z-index="47" draw:style-name="gr7" draw:text-style-name="P28" svg:x1="12.203cm" svg:y1="1.491cm" svg:x2="12.203cm" svg:y2="0.092cm"><text:p/></draw:line></text:p>
      <text:p text:style-name="P5"><draw:frame text:anchor-type="paragraph" draw:z-index="15" draw:style-name="gr8" draw:text-style-name="P27" svg:width="3.255cm" svg:height="0.56cm" svg:x="2.466cm" svg:y="-0.086cm"><draw:text-box><text:p><text:span text:style-name="T27">ComIHM_Status </text:span><text:span text:style-name="T26">Struct</text:span></text:p></draw:text-box></draw:frame><draw:line text:anchor-type="paragraph" draw:z-index="16" draw:style-name="gr9" draw:text-style-name="P28" svg:x1="4.979cm" svg:y1="0.862cm" svg:x2="4.45cm" svg:y2="0.28cm"><text:p/></draw:line><draw:custom-shape text:anchor-type="paragraph" draw:z-index="36" draw:style-name="gr1" svg:width="2.356cm" svg:height="2.204cm" svg:x="8.393cm" svg:y="0.411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text:anchor-type="paragraph" draw:z-index="45" draw:style-name="gr10" draw:text-style-name="P30" svg:width="2.117cm" svg:height="0.768cm" svg:x="12.652cm" svg:y="0.108cm"><draw:text-box><text:p><text:span text:style-name="T28">Te</text:span></text:p></draw:text-box></draw:frame><draw:frame text:anchor-type="paragraph" draw:z-index="49" draw:style-name="gr8" draw:text-style-name="P27" svg:width="1.297cm" svg:height="0.56cm" svg:x="9.927cm" svg:y="-0.148cm"><draw:text-box><text:p><text:span text:style-name="T26">I/U meas</text:span></text:p></draw:text-box></draw:frame></text:p>
      <text:p text:style-name="P5"><draw:frame text:anchor-type="paragraph" draw:z-index="10" draw:style-name="gr6" draw:text-style-name="P27" svg:width="1.826cm" svg:height="1.191cm" svg:x="0.534cm" svg:y="0.072cm"><draw:text-box><text:p><text:span text:style-name="T26">SPI/I2C</text:span></text:p><text:p><text:span text:style-name="T26">IT ext</text:span></text:p></draw:text-box></draw:frame><draw:custom-shape text:anchor-type="paragraph" draw:z-index="0" draw:style-name="gr1" svg:width="2.356cm" svg:height="1.773cm" svg:x="1.91cm" svg:y="-0.185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line text:anchor-type="paragraph" draw:z-index="12" draw:style-name="gr7" draw:text-style-name="P28" svg:x1="4.292cm" svg:y1="0.205cm" svg:x2="5.721cm" svg:y2="0.205cm"><text:p/></draw:line><draw:line text:anchor-type="paragraph" draw:z-index="48" draw:style-name="gr11" draw:text-style-name="P28" svg:x1="12.202cm" svg:y1="0.175cm" svg:x2="10.747cm" svg:y2="0.175cm"><text:p/></draw:line><draw:frame text:anchor-type="paragraph" draw:z-index="50" draw:style-name="gr8" draw:text-style-name="P27" svg:width="1.297cm" svg:height="0.56cm" svg:x="10.906cm" svg:y="0.275cm"><draw:text-box><text:p><text:span text:style-name="T26">I/U meas</text:span></text:p></draw:text-box></draw:frame></text:p>
      <text:p text:style-name="P5"><draw:frame text:anchor-type="paragraph" draw:z-index="3" draw:style-name="gr3" draw:text-style-name="P26" svg:width="2.435cm" svg:height="1.535cm" svg:x="2.096cm" svg:y="-0.03cm"><draw:text-box><text:p><text:span text:style-name="T25">COM_IHM</text:span></text:p></draw:text-box></draw:frame><draw:custom-shape text:anchor-type="paragraph" draw:z-index="5" draw:style-name="gr4" svg:width="1.218cm" svg:height="0.398cm" svg:x="0.693cm" svg:y="0.162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7" draw:style-name="gr5" draw:text-style-name="P26" svg:width="1.641cm" svg:height="0.533cm" svg:x="-0.259cm" svg:y="0.162cm"><draw:text-box><text:p><text:span text:style-name="T25">IHM</text:span></text:p></draw:text-box></draw:frame><draw:frame text:anchor-type="paragraph" draw:z-index="37" draw:style-name="gr2" draw:text-style-name="P26" svg:width="2.435cm" svg:height="1.324cm" svg:x="8.816cm" svg:y="-0.171cm"><draw:text-box><text:p><text:span text:style-name="T25">MyAnalog</text:span></text:p></draw:text-box></draw:frame><draw:frame text:anchor-type="paragraph" draw:z-index="57" draw:style-name="gr8" draw:text-style-name="P27" svg:width="0.662cm" svg:height="0.56cm" svg:x="14.266cm" svg:y="0.286cm"><draw:text-box><text:p><text:span text:style-name="T26">Ui</text:span></text:p></draw:text-box></draw:frame></text:p>
      <text:p text:style-name="P5"><draw:line text:anchor-type="paragraph" draw:z-index="21" draw:style-name="gr9" draw:text-style-name="P28" svg:x1="4.98cm" svg:y1="0cm" svg:x2="4.53cm" svg:y2="0.529cm"><text:p/></draw:line><draw:line text:anchor-type="paragraph" draw:z-index="22" draw:style-name="gr7" draw:text-style-name="P28" svg:x1="5.694cm" svg:y1="-0.026cm" svg:x2="4.265cm" svg:y2="-0.026cm"><text:p/></draw:line><draw:line text:anchor-type="paragraph" draw:z-index="53" draw:style-name="gr7" draw:text-style-name="P28" svg:x1="15.166cm" svg:y1="0.049cm" svg:x2="10.747cm" svg:y2="0.049cm"><text:p/></draw:line></text:p>
      <text:p text:style-name="P5"><draw:frame text:anchor-type="paragraph" draw:z-index="19" draw:style-name="gr8" draw:text-style-name="P29" svg:width="3.255cm" svg:height="0.56cm" svg:x="3.762cm" svg:y="0.062cm"><draw:text-box><text:p><text:span text:style-name="T27">PrintIHM( )</text:span></text:p></draw:text-box></draw:frame><draw:line text:anchor-type="paragraph" draw:z-index="34" draw:style-name="gr7" draw:text-style-name="P28" svg:x1="6.435cm" svg:y1="0.506cm" svg:x2="6.435cm" svg:y2="-0.076cm"><text:p/></draw:line><draw:line text:anchor-type="paragraph" draw:z-index="38" draw:style-name="gr7" draw:text-style-name="P28" svg:x1="9.266cm" svg:y1="0.564cm" svg:x2="9.266cm" svg:y2="-0.018cm"><text:p/></draw:line></text:p>
      <text:p text:style-name="P4"><draw:frame text:anchor-type="paragraph" draw:z-index="35" draw:style-name="gr10" draw:text-style-name="P30" svg:width="2.117cm" svg:height="0.768cm" svg:x="5.906cm" svg:y="-0.037cm"><draw:text-box><text:p><text:span text:style-name="T28">T_GestMenu</text:span></text:p></draw:text-box></draw:frame><draw:frame text:anchor-type="paragraph" draw:z-index="39" draw:style-name="gr10" draw:text-style-name="P30" svg:width="2.117cm" svg:height="0.768cm" svg:x="8.975cm" svg:y="0.069cm"><draw:text-box><text:p><text:span text:style-name="T28">T_Meas</text:span></text:p></draw:text-box></draw:frame></text:p>
      <text:p text:style-name="P4"/>
      <text:p text:style-name="P4"/>
      <text:p text:style-name="P4"/>
      <text:p text:style-name="P4"/>
      <text:p text:style-name="P4"/>
      <text:p text:style-name="P4"/>
      <text:p text:style-name="P4"/>
      <text:p text:style-name="P4"/>
      <text:p text:style-name="P4"/>
      <text:p text:style-name="P4"/>
      <text:h text:style-name="Heading_20_1" text:outline-level="1"><text:soft-page-break/>La gestion des menus</text:h>
      <text:p text:style-name="P4"/>
      <text:h text:style-name="Heading_20_2" text:outline-level="2">Expression du besoin</text:h>
      <text:p text:style-name="P5">Contraintes </text:p>
      <text:list xml:id="list1328711415885638831" text:style-name="L1">
        <text:list-item>
          <text:p text:style-name="P16">Les voies UART et IHM sont complètement équivalentes, les menus identiques, mais l'interaction un peu différente,</text:p>
        </text:list-item>
        <text:list-item>
          <text:p text:style-name="P22">Pour l'IHM, les entrées possibles sont uniquement les caractères : <text:span text:style-name="T2"></text:span><text:span text:style-name="T3"> , seules touches disponibles,</text:span></text:p>
        </text:list-item>
        <text:list-item>
          <text:p text:style-name="P16">les informations données vers le user sont systématiquement au format du LCD, c'est à dire format écran 4x20 caractères. Pour le LCD (IHM) le menu pourra s'étendre au delà des 4 lignes par un srcolling vertical. Pour l'UART un menu plus grand sera envoyé directement.</text:p>
        </text:list-item>
      </text:list>
      <text:p text:style-name="P4"/>
      <text:p text:style-name="P5">Exemples</text:p>
      <text:p text:style-name="P4"><draw:frame text:anchor-type="paragraph" draw:z-index="61" draw:style-name="gr15" draw:text-style-name="P31" svg:width="3.837cm" svg:height="0.442cm" svg:x="1.642cm" svg:y="0.113cm"><draw:text-box><text:p><text:span text:style-name="T30">Type navigation</text:span></text:p></draw:text-box></draw:frame><draw:frame text:anchor-type="paragraph" draw:z-index="62" draw:style-name="gr15" draw:text-style-name="P31" svg:width="3.837cm" svg:height="0.442cm" svg:x="8.61cm" svg:y="0.049cm"><draw:text-box><text:p><text:span text:style-name="T30">Type information</text:span></text:p></draw:text-box></draw:frame></text:p>
      <text:p text:style-name="P4"><draw:frame text:anchor-type="paragraph" draw:z-index="58" draw:style-name="gr13" svg:width="4.035cm" svg:height="2.061cm" svg:x="1.686cm" svg:y="0.051cm"><draw:text-box><text:p><text:s/>Systeme éteint</text:p><text:p><text:s text:c="2"/>&gt; Démarrer <text:s/></text:p><text:p><text:s text:c="2"/>&gt; Paramètres -&gt;</text:p></draw:text-box></draw:frame><draw:frame text:anchor-type="paragraph" draw:z-index="59" draw:style-name="gr14" svg:width="5.007cm" svg:height="2.049cm" svg:x="8.696cm" svg:y="-0.016cm"><draw:text-box><text:p><text:s/>MPPT actif</text:p><text:p><text:s/>Pwr = 132W </text:p><text:p><text:s/>Vin = 35.51V</text:p><text:p><text:s/>Io=10.47A</text:p></draw:text-box></draw:frame></text:p>
      <text:p text:style-name="P4"/>
      <text:p text:style-name="P4"/>
      <text:p text:style-name="P4"><draw:frame text:anchor-type="paragraph" draw:z-index="66" draw:style-name="gr21" svg:width="2.735cm" svg:height="1.213cm" svg:x="8.83cm" svg:y="0.183cm"><draw:text-box><text:p>Vo= 12.6V</text:p><text:p>← back</text:p></draw:text-box></draw:frame></text:p>
      <text:p text:style-name="P4"><draw:frame text:anchor-type="paragraph" draw:z-index="60" draw:style-name="gr13" svg:width="4.035cm" svg:height="2.061cm" svg:x="1.686cm" svg:y="0.289cm"><draw:text-box><text:p>Ubulk / Abs</text:p><text:p>Saisir valeur :</text:p><text:p><text:s/>&gt; <text:span text:style-name="T11">1</text:span><text:span text:style-name="T29">2.7V</text:span></text:p></draw:text-box></draw:frame><draw:frame text:anchor-type="paragraph" draw:z-index="63" draw:style-name="gr15" draw:text-style-name="P31" svg:width="3.837cm" svg:height="0.442cm" svg:x="1.686cm" svg:y="-0.152cm"><draw:text-box><text:p><text:span text:style-name="T30">Type saisie</text:span></text:p></draw:text-box></draw:frame></text:p>
      <text:p text:style-name="P4"/>
      <text:p text:style-name="P4"/>
      <text:p text:style-name="P4"/>
      <text:p text:style-name="P4"/>
      <text:p text:style-name="P4"/>
      <text:p text:style-name="P6">Type navigation  (contexte IHM):</text:p>
      <text:p text:style-name="P4">On appelle <text:span text:style-name="T6">item </text:span>chaque choix possible d'un menu (repéré par &gt;), exemple <text:span text:style-name="T6">Démarrer </text:span>est un <text:span text:style-name="T6">item</text:span> du menu <text:span text:style-name="T6">SystemeEteint</text:span>.</text:p>
      <text:p text:style-name="P4">Dans ce cas, l'utilisateur n'a qu'à se promener dans les menus avec les flèches <text:span text:style-name="T2"> </text:span><text:span text:style-name="T4">(IHM) <text:s/>ou des nombres repérant chaque item (UART). Une validation </text:span><text:span text:style-name="T2"></text:span><text:span text:style-name="T4"> (IHM) ou &lt;CR&gt; (UART) permet de passer au menu correspondant à l'item.</text:span></text:p>
      <text:p text:style-name="P4"><text:span text:style-name="T4">La commande </text:span><text:span text:style-name="T2"> </text:span><text:span text:style-name="T4">permet de passer au menu père.</text:span></text:p>
      <text:p text:style-name="P17">Lors d'une navigation haut / bas, la ligne concernée est en surbrillance. A l'arrivée dans un nouveau menu, le premier item est automatiquement sélectionné. Si le user descend en dessous du dernier item, alors l'affichage est modifié pour faire apparaître le dernier item de la liste. Arrivée au dernier, le scrolling est stoppé, il faut remonter pour avoir à nouveau accès aux précédents jusqu'à un nouveau blocage sur le premier item.</text:p>
      <text:p text:style-name="P4"/>
      <text:p text:style-name="P4"/>
      <text:p text:style-name="P6"><text:soft-page-break/>Type information :</text:p>
      <text:p text:style-name="P4">Dans ce cas, une ou plusieurs informations sont affichée. On utilise les flèches verticales découvrir d'autres informations à visualiser. La flèche back pour revenir au menu père.</text:p>
      <text:p text:style-name="P4"/>
      <text:p text:style-name="P6">Type saisie :</text:p>
      <text:p text:style-name="P4">La valeur numérique à saisir est indiquée (l'actuelle valeur par défaut). Le premier digit est surligné. Les flèches de navigation horizontales permettent de changer de chiffre. La flèche de validation permet de valider et de revenir au menu père (curseur dernier digit). La flèche back permet un retour au menu père sans modifier la valeur (curseur premier digit). Les flèches verticales incrémentent / décrémentent le digit surligné.</text:p>
      <text:p text:style-name="P4"/>
      <text:h text:style-name="Heading_20_2" text:outline-level="2">Gestion des menus</text:h>
      <text:p text:style-name="Text_20_body"/>
      <text:p text:style-name="P10">Les menus vont être géré, chacun, par une fonction (<text:span text:style-name="T6">fonction menu</text:span>). Donc à chaque menu, une fonction. Elle sera appelée de manière plusieurs fois (soit de manière régulière par timer, soit par IT – pas encore tranché-). Ainsi ces fonctions doivent être<text:span text:style-name="T10"> non bloquantes</text:span>. Pour manager ces appels, le principe est d'utliser un tableau de pointeurs de fonction dont l'indice sera le menu en cours (une énumération en fait).</text:p>
      <text:h text:style-name="Heading_20_3" text:outline-level="3">Les attributs du module menu.c/.h</text:h>
      <text:p text:style-name="P4">Le module menu.c /.h contient une structure <text:span text:style-name="T7">MenuStatus</text:span>. Elle contient tous les champs qui indiquent l'état du menu globalement. Parmi ces champs, on va trouver :</text:p>
      <text:p text:style-name="P4"/>
      <text:p text:style-name="P4"><text:span text:style-name="T8">MenuPtrFct[N] </text:span>: c'est un tableau qui pointe sur chaque fonction chargée de gérer un menu particulier. Chaque menu est en effet traité par une fonction. L'indice du tableau sera un type énuméré pour plus de clarté :</text:p>
      <text:p text:style-name="P7">enum {M_Demarrage, M_MPPT_main, M_BattCharg_main....}, <text:s/>M_ pour <text:span text:style-name="T10">M</text:span>enu.</text:p>
      <text:p text:style-name="P4"/>
      <text:p text:style-name="P4">→ Déclaration du tableau :</text:p>
      <text:p text:style-name="P7">void (*MenuPtrFct[3])(void);</text:p>
      <text:p text:style-name="P4"/>
      <text:p text:style-name="P4">→ Exemple d'affectation :</text:p>
      <text:p text:style-name="P4"><text:span text:style-name="T6">MenuPtrFct[M_Demarrage]= Fct_Demarrage ;</text:span> <text:s text:c="3"/><text:span text:style-name="T6">Fct </text:span>pour <text:span text:style-name="T6">Fct </text:span><text:span text:style-name="T10">fonction menu</text:span> associée</text:p>
      <text:p text:style-name="P4"/>
      <text:p text:style-name="P4">→ Exemple d'appel:</text:p>
      <text:p text:style-name="P4"><text:span text:style-name="T6">MenuPtrFct[M_Demarrage]();</text:span><text:tab/></text:p>
      <text:p text:style-name="P4"/>
      <text:p text:style-name="P4"/>
      <text:p text:style-name="P4"/>
      <text:p text:style-name="P4"/>
      <text:p text:style-name="P4"><text:soft-page-break/><text:span text:style-name="T8">int AcualMenu</text:span><text:span text:style-name="T12"> </text:span><text:span text:style-name="T11">:</text:span> Il indique le menu en cours , la valeur étant l'une des valeur de l'énumération précédente.</text:p>
      <text:p text:style-name="P4">Exemple d'utilisation</text:p>
      <text:p text:style-name="P4"><text:span text:style-name="T6">AcualMenu</text:span><text:span text:style-name="T10"> <text:s/>= <text:s/></text:span><text:span text:style-name="T6">M_Demarrage</text:span></text:p>
      <text:p text:style-name="P7">MenuPtrFct[AcualMenu ]();</text:p>
      <text:p text:style-name="P4"><text:span text:style-name="T8">int ActualMenuState </text:span><text:span text:style-name="T11">:</text:span> </text:p>
      <text:p text:style-name="P4">Une fonction menu peut être vue comme l'état d'une machine à état. Elle pourra avoir trois statuts, entrée, do, exit. On aura donc une autre énumération :</text:p>
      <text:p text:style-name="P7">enum {Entry, Do, Exit}</text:p>
      <text:p text:style-name="P4">Lors d'une entrée dans le nouveau menu, le mode est automatiquement <text:span text:style-name="T6">Entry</text:span>. </text:p>
      <text:p text:style-name="P4"/>
      <text:p text:style-name="P8">Float InputValue :</text:p>
      <text:p text:style-name="P4">Utilisée pour les menus <text:span text:style-name="T6">type saisie</text:span>. </text:p>
      <text:p text:style-name="P8">Char NewInputValueFlag :</text:p>
      <text:p text:style-name="P4">Indique qu'une nouvelle valeur vient d'être saisie.</text:p>
      <text:p text:style-name="P4"/>
      <text:p text:style-name="P8">Float ValueToPrint[10]</text:p>
      <text:p text:style-name="P4">Tableau d'un maximum de 10 valeur float à imprimer sur l'IHM ou l'UART</text:p>
      <text:p text:style-name="P7"/>
      <text:p text:style-name="P4">Voici la déclaration de la structure en C :</text:p>
      <text:p text:style-name="P4"/>
      <text:p text:style-name="P4"><text:span text:style-name="T6">#define</text:span> <text:s/><text:span text:style-name="T6">Nb_Menu 3</text:span></text:p>
      <text:p text:style-name="P7">enum {M_Demarrage, M_MPPT_main, M_BattCharg_main....} ;</text:p>
      <text:p text:style-name="P7">enum {Entry, Do, Exit} ;</text:p>
      <text:p text:style-name="P7">struct MenuStatusTypedef {</text:p>
      <text:p text:style-name="P7"><text:tab/> int <text:s/>ActualMenu;</text:p>
      <text:p text:style-name="P7"><text:s text:c="2"/><text:tab/> void (*MenuPtrFct[Nb_Menu])(void);</text:p>
      <text:p text:style-name="P7"><text:tab/> int ActualMenuState; // {Entry, Do, Exit}</text:p>
      <text:p text:style-name="P7"><text:tab/>float InputValue ;</text:p>
      <text:p text:style-name="P7"><text:tab/>char NewInputValueFlag ;</text:p>
      <text:p text:style-name="P9"><text:tab/>Float ValueToPrint[10] ;</text:p>
      <text:p text:style-name="P7">} MenuStatus; </text:p>
      <text:p text:style-name="P4"/>
      <text:p text:style-name="P4"/>
      <text:p text:style-name="P4"/>
      <text:p text:style-name="P4"/>
      <text:h text:style-name="Heading_20_3" text:outline-level="3"><text:soft-page-break/>Méthodes du module menu.c/.h</text:h>
      <text:p text:style-name="P4"/>
      <text:p text:style-name="P8">La gestion du menu. </text:p>
      <text:p text:style-name="P4">La gestion est faite par une fonction qui se base entièrement sur l'attribut <text:span text:style-name="T6">MenuStatus</text:span>. Grâce à cette structure la fonction sait quel menu est en cours, et à quel étape il en est (<text:span text:style-name="T6">Enrty/Do/Exit</text:span>). Il suffit alors à la fonction d'aller lire la dernière commande reçue depuis l'<text:span text:style-name="T6">UART</text:span> ou l'<text:span text:style-name="T6">IHM </text:span>(puis l'effacer)<text:span text:style-name="T6"> </text:span>, et de faire évoluer le menu en conséquence. <text:s/>La fonction est : <text:span text:style-name="T9">MenuProgress(void )</text:span></text:p>
      <text:p text:style-name="P4">Elle est celle à lancer sur IT timer ou événement ( <text:span text:style-name="T2"> </text:span><text:span text:style-name="T4">). </text:span></text:p>
      <text:p text:style-name="P4"><text:span text:style-name="T4">→ <text:s/></text:span><text:span text:style-name="T13">MenuProgress(void )</text:span></text:p>
      <text:p text:style-name="P17"/>
      <text:p text:style-name="P17"/>
      <text:p text:style-name="P17"/>
      <text:p text:style-name="P17"/>
      <text:p text:style-name="P18">Affichage d'un menu type information ou navigation</text:p>
      <text:p text:style-name="P17">Pour afficher un menu, nous aurons besoin d'une structure spécifique qui contient toutes les informations à écrire (les lignes avec éventuellement une valeur dynamique inscrite dedans), la ligne à mettre en surbrillance. La fonction gère le scrolling, et l'action des 4 flèches.</text:p>
      <text:p text:style-name="P17">Nouvel attribut</text:p>
      <text:p text:style-name="P3"><text:span text:style-name="T18">struct</text:span><text:span text:style-name="T14"> </text:span><text:span text:style-name="T24">MenuScreenTypedef</text:span><text:span text:style-name="T14"> {</text:span></text:p>
      <text:p text:style-name="P12"><text:span text:style-name="T14"><text:tab/></text:span><text:span text:style-name="T22">// Menu Input Menu</text:span></text:p>
      <text:p text:style-name="P13"><text:span text:style-name="T14"><text:tab/></text:span><text:span text:style-name="T18">char</text:span><text:span text:style-name="T14"> </text:span><text:span text:style-name="T21">NbItemsToPrint</text:span><text:span text:style-name="T14">; <text:s text:c="2"/></text:span></text:p>
      <text:p text:style-name="P12"><text:span text:style-name="T14"><text:tab/></text:span><text:span text:style-name="T18">char</text:span><text:span text:style-name="T14"> </text:span><text:span text:style-name="T20">InputValueDigits</text:span><text:span text:style-name="T14">[10]; </text:span><text:span text:style-name="T22">// pour input menu, c'est </text:span><text:span text:style-name="T23">les</text:span><text:span text:style-name="T22"> digits </text:span><text:span text:style-name="T23">de</text:span><text:span text:style-name="T22"> l'input <text:tab/><text:tab/><text:tab/> <text:s text:c="5"/>// Value (non </text:span><text:span text:style-name="T23">utilisé</text:span><text:span text:style-name="T22"> </text:span></text:p>
      <text:p text:style-name="P12"><text:span text:style-name="T22"><text:tab/> <text:s text:c="16"/><text:tab/> <text:s text:c="5"/>// </text:span><text:span text:style-name="T23">directement</text:span><text:span text:style-name="T22"> pour l'affichage)</text:span></text:p>
      <text:p text:style-name="P12"><text:span text:style-name="T14"><text:tab/></text:span><text:span text:style-name="T18">char</text:span><text:span text:style-name="T14"> </text:span><text:span text:style-name="T20">LineColToHighLight</text:span><text:span text:style-name="T14">[2];</text:span><text:span text:style-name="T22">// </text:span><text:span text:style-name="T23">contient</text:span><text:span text:style-name="T22"> </text:span><text:span text:style-name="T23">la</text:span><text:span text:style-name="T22"> </text:span><text:span text:style-name="T23">coordonnée</text:span><text:span text:style-name="T22"> </text:span><text:span text:style-name="T23">du</text:span><text:span text:style-name="T22"> </text:span><text:span text:style-name="T23">caractère</text:span><text:span text:style-name="T22"> </text:span><text:span text:style-name="T23">actif</text:span></text:p>
      <text:p text:style-name="P12"><text:span text:style-name="T14"><text:tab/><text:tab/><text:tab/> <text:s text:c="5"/></text:span><text:span text:style-name="T22">// Menu Navigation </text:span><text:span text:style-name="T23">et</text:span><text:span text:style-name="T22"> Information</text:span></text:p>
      <text:p text:style-name="P12"><text:span text:style-name="T14"><text:tab/></text:span><text:span text:style-name="T18">char</text:span><text:span text:style-name="T14"> * </text:span><text:span text:style-name="T20">PtrLine</text:span><text:span text:style-name="T14">[10]; <text:s text:c="3"/></text:span><text:span text:style-name="T22">// </text:span><text:span text:style-name="T23">ce</text:span><text:span text:style-name="T22"> </text:span><text:span text:style-name="T23">sont</text:span><text:span text:style-name="T22"> 10 </text:span><text:span text:style-name="T23">pointeurs</text:span><text:span text:style-name="T22"> </text:span><text:span text:style-name="T23">vers</text:span><text:span text:style-name="T22"> 10 strings maximum</text:span></text:p>
      <text:p text:style-name="P12"><text:span text:style-name="T17"><text:tab/></text:span><text:span text:style-name="T19">char</text:span><text:span text:style-name="T17"> </text:span><text:span text:style-name="T21">FirstItemToPrint</text:span><text:span text:style-name="T17">; </text:span><text:span text:style-name="T14"><text:s/></text:span><text:span text:style-name="T22">// </text:span><text:span text:style-name="T23">utile</text:span><text:span text:style-name="T22"> pour </text:span><text:span text:style-name="T23">le</text:span><text:span text:style-name="T22"> scrolling, on </text:span><text:span text:style-name="T23">affiche</text:span><text:span text:style-name="T22"> </text:span><text:span text:style-name="T23">la</text:span><text:span text:style-name="T22"> </text:span><text:span text:style-name="T23">première</text:span><text:span text:style-name="T22"> <text:tab/><text:tab/><text:tab/> <text:s/>// </text:span><text:span text:style-name="T23">ligne</text:span><text:span text:style-name="T22"> </text:span><text:span text:style-name="T23">puis</text:span><text:span text:style-name="T22"> 3 </text:span><text:span text:style-name="T23">suivantes</text:span><text:span text:style-name="T22"> </text:span><text:span text:style-name="T23">en</text:span><text:span text:style-name="T22"> <text:tab/><text:tab/> <text:s text:c="16"/><text:tab/><text:tab/><text:tab/> <text:s/>//</text:span><text:span text:style-name="T23">partant</text:span><text:span text:style-name="T22"> </text:span><text:span text:style-name="T23">de</text:span><text:span text:style-name="T22"> <text:s/>FirstLineToPrint</text:span></text:p>
      <text:p text:style-name="P12"><text:span text:style-name="T17"><text:tab/></text:span><text:span text:style-name="T19">char</text:span><text:span text:style-name="T17"> </text:span><text:span text:style-name="T21">ActiveItem</text:span><text:span text:style-name="T17">;</text:span><text:span text:style-name="T14"> <text:s text:c="6"/></text:span><text:span text:style-name="T22">// </text:span><text:span text:style-name="T23">la</text:span><text:span text:style-name="T22"> </text:span><text:span text:style-name="T23">ligne</text:span><text:span text:style-name="T22"> à </text:span><text:span text:style-name="T23">mettre</text:span><text:span text:style-name="T22"> </text:span><text:span text:style-name="T23">en</text:span><text:span text:style-name="T22"> </text:span><text:span text:style-name="T23">surbrillance</text:span></text:p>
      <text:p text:style-name="P14">} MenuScreenData;</text:p>
      <text:p text:style-name="P4"/>
      <text:p text:style-name="P4">La fonction est <text:span text:style-name="T13">MenuPrintNavInfScreen(void ). </text:span><text:span text:style-name="T15">Pas d'argument, on utilise l'attribut <text:s/></text:span><text:span text:style-name="T16">MenuScreenData.</text:span></text:p>
      <text:p text:style-name="P18">Affichage d'un menu type saisie</text:p>
      <text:p text:style-name="P4">On utilise ici la fonction <text:span text:style-name="T13">MenuPrintInputScreen(void ). </text:span><text:span text:style-name="T15">Pas d'argument on utilise l'attribut <text:s/></text:span><text:span text:style-name="T16">MenuScreenData.</text:span></text:p>
      <text:p text:style-name="P4"/>
      <text:p text:style-name="P4"/>
      <text:p text:style-name="P4"/>
      <text:p text:style-name="P4"/>
      <text:p text:style-name="P4"/>
      <text:p text:style-name="P4"/>
      <text:p text:style-name="P4"/>
      <text:p text:style-name="P19"><text:soft-page-break/>La numérotation des lignes est la suivante (ce n'est pas celle du LCD, elle est propre au projet) :</text:p>
      <text:p text:style-name="P19"/>
      <text:p text:style-name="P19"><draw:g text:anchor-type="paragraph" draw:z-index="64" draw:style-name="gr16"><draw:frame draw:style-name="gr17" svg:width="4.035cm" svg:height="2.061cm" svg:x="1.686cm" svg:y="0.289cm"><draw:text-box><text:p>Ubulk / Abs</text:p><text:p>Saisir valeur :</text:p><text:p><text:s/>&gt; 12.7V</text:p></draw:text-box></draw:frame><draw:rect draw:style-name="gr18" draw:text-style-name="P28" svg:width="5.404cm" svg:height="0.507cm" svg:x="1.686cm" svg:y="0.289cm"><text:p/></draw:rect><draw:rect draw:style-name="gr18" draw:text-style-name="P28" svg:width="5.404cm" svg:height="0.507cm" svg:x="1.686cm" svg:y="0.795cm"><text:p/></draw:rect><draw:rect draw:style-name="gr18" draw:text-style-name="P28" svg:width="5.404cm" svg:height="0.507cm" svg:x="1.686cm" svg:y="1.301cm"><text:p/></draw:rect><draw:rect draw:style-name="gr18" draw:text-style-name="P28" svg:width="5.404cm" svg:height="0.507cm" svg:x="1.686cm" svg:y="1.808cm"><text:p/></draw:rect><draw:rect draw:style-name="gr19" draw:text-style-name="P28" svg:width="5.404cm" svg:height="0.507cm" svg:x="1.686cm" svg:y="2.314cm"><text:p/></draw:rect><draw:rect draw:style-name="gr18" draw:text-style-name="P28" svg:width="5.404cm" svg:height="0.507cm" svg:x="1.686cm" svg:y="2.82cm"><text:p/></draw:rect><draw:frame draw:style-name="gr20" draw:text-style-name="P27" svg:width="1.433cm" svg:height="0.463cm" svg:x="7.221cm" svg:y="0.434cm"><draw:text-box><text:p><text:span text:style-name="T26">Line 0</text:span></text:p></draw:text-box></draw:frame><draw:frame draw:style-name="gr20" draw:text-style-name="P27" svg:width="1.433cm" svg:height="0.463cm" svg:x="7.221cm" svg:y="0.896cm"><draw:text-box><text:p><text:span text:style-name="T26">Line 1</text:span></text:p></draw:text-box></draw:frame><draw:frame draw:style-name="gr20" draw:text-style-name="P27" svg:width="1.433cm" svg:height="0.463cm" svg:x="7.221cm" svg:y="2.921cm"><draw:text-box><text:p><text:span text:style-name="T26">Line 9</text:span></text:p></draw:text-box></draw:frame><draw:frame draw:style-name="gr20" draw:text-style-name="P27" svg:width="1.433cm" svg:height="0.463cm" svg:x="7.221cm" svg:y="2.459cm"><draw:text-box><text:p><text:span text:style-name="T26"><text:s/></text:span><text:span text:style-name="T26">...</text:span></text:p></draw:text-box></draw:frame></draw:g></text:p>
      <text:p text:style-name="P19"/>
      <text:p text:style-name="P19"/>
      <text:p text:style-name="P18"/>
      <text:p text:style-name="P18"/>
      <text:p text:style-name="P18"/>
      <text:p text:style-name="P19">Les item quant à eux sont numérotés de la sorte : </text:p>
      <text:p text:style-name="P19"/>
      <text:p text:style-name="P19"><draw:g text:anchor-type="paragraph" draw:z-index="65" draw:style-name="gr16"><draw:frame draw:style-name="gr17" svg:width="4.035cm" svg:height="2.061cm" svg:x="1.686cm" svg:y="0.289cm"><draw:text-box><text:p>Menu x </text:p><text:p><text:s/>&gt; Item a </text:p><text:p><text:s/>&gt; Item b</text:p></draw:text-box></draw:frame><draw:rect draw:style-name="gr18" draw:text-style-name="P28" svg:width="5.404cm" svg:height="0.507cm" svg:x="1.686cm" svg:y="0.289cm"><text:p/></draw:rect><draw:rect draw:style-name="gr18" draw:text-style-name="P28" svg:width="5.404cm" svg:height="0.507cm" svg:x="1.686cm" svg:y="0.795cm"><text:p/></draw:rect><draw:rect draw:style-name="gr18" draw:text-style-name="P28" svg:width="5.404cm" svg:height="0.507cm" svg:x="1.686cm" svg:y="1.301cm"><text:p/></draw:rect><draw:rect draw:style-name="gr18" draw:text-style-name="P28" svg:width="5.404cm" svg:height="0.507cm" svg:x="1.686cm" svg:y="1.808cm"><text:p/></draw:rect><draw:rect draw:style-name="gr19" draw:text-style-name="P28" svg:width="5.404cm" svg:height="0.507cm" svg:x="1.686cm" svg:y="2.314cm"><text:p/></draw:rect><draw:rect draw:style-name="gr18" draw:text-style-name="P28" svg:width="5.404cm" svg:height="0.507cm" svg:x="1.686cm" svg:y="2.82cm"><text:p/></draw:rect><draw:frame draw:style-name="gr20" draw:text-style-name="P27" svg:width="1.433cm" svg:height="0.463cm" svg:x="7.221cm" svg:y="0.896cm"><draw:text-box><text:p><text:span text:style-name="T26">Item 1</text:span></text:p></draw:text-box></draw:frame><draw:frame draw:style-name="gr20" draw:text-style-name="P27" svg:width="1.433cm" svg:height="0.463cm" svg:x="7.221cm" svg:y="2.921cm"><draw:text-box><text:p><text:span text:style-name="T26">Item 9</text:span></text:p></draw:text-box></draw:frame><draw:frame draw:style-name="gr20" draw:text-style-name="P27" svg:width="1.433cm" svg:height="0.463cm" svg:x="7.221cm" svg:y="2.459cm"><draw:text-box><text:p><text:span text:style-name="T26"><text:s/></text:span><text:span text:style-name="T26">...</text:span></text:p></draw:text-box></draw:frame></draw:g></text:p>
      <text:p text:style-name="P18"/>
      <text:p text:style-name="P18"/>
      <text:p text:style-name="P18"/>
      <text:p text:style-name="P18"/>
      <text:p text:style-name="P18"/>
      <text:p text:style-name="P18"/>
      <text:p text:style-name="P18"/>
      <text:p text:style-name="P18">L'exécution d'un menu</text:p>
      <text:p text:style-name="P20"/>
      <text:p text:style-name="P4"><text:span text:style-name="T4">Chaque </text:span><text:span text:style-name="T5">fonction menu</text:span><text:span text:style-name="T4"> aura une activité originale à faire. Mais la partie communication avec le user peut être factorisée.</text:span></text:p>
      <text:list xml:id="list8621102147541225531" text:style-name="L2">
        <text:list-item>
          <text:p text:style-name="P23"><text:span text:style-name="T4">Menu de </text:span><text:span text:style-name="T5">navigation</text:span></text:p>
          <text:list>
            <text:list-item>
              <text:list>
                <text:list-item>
                  <text:p text:style-name="P23"><text:span text:style-name="T4">mettre à jour les champs <text:s/></text:span><text:span text:style-name="T5">FirstLineToPrint </text:span><text:span text:style-name="T4">et <text:s/></text:span><text:span text:style-name="T5">ActiveLine </text:span><text:span text:style-name="T4">de <text:s/></text:span><text:span text:style-name="T5">MenuScreenData </text:span><text:span text:style-name="T4">lors de la réception de <text:s/></text:span><text:span text:style-name="T2"></text:span><text:span text:style-name="T4"> , cas gérer le scrolling,</text:span></text:p>
                </text:list-item>
                <text:list-item>
                  <text:p text:style-name="P23"><text:span text:style-name="T4">mettre à jour l'IHM (fonction <text:s/></text:span><text:span text:style-name="T13">MenuPrintNavInfScreen</text:span><text:span text:style-name="T16"> )</text:span></text:p>
                  <text:p text:style-name="P23"><text:span text:style-name="T4">Ce sera la fonction </text:span><text:span text:style-name="T13">MenuNavExecute(void )</text:span></text:p>
                  <text:p text:style-name="P21"/>
                </text:list-item>
              </text:list>
            </text:list-item>
          </text:list>
        </text:list-item>
      </text:list>
      <text:p text:style-name="P20"/>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3" svg:font-family="'Wingdings 3'" style:font-charset="x-symbol"/>
    <style:font-face style:name="StarSymbol" svg:font-family="StarSymbol" style:font-pitch="variable" style:font-charset="x-symbo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Square_20_45" draw:display-name="Square 45" svg:viewBox="0 0 1131 1131" svg:d="M0 564l564 567 567-567-567-564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style:font-name="Times New Roman1" fo:font-size="130%"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1" fo:font-size="16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font-name="Times New Roman2"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ab/> <text:s text:c="2"/></text:p>
      </style:header>
      <style:footer>
        <text:p text:style-name="Footer"><text:tab/><text:span text:style-name="MT1"><text:tab/></text:span><text:page-number text:select-page="current">7</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1-04-16T16:48:50.52</dc:date>
    <meta:editing-duration>P4DT9H17M18S</meta:editing-duration>
    <meta:editing-cycles>99</meta:editing-cycles>
    <meta:generator>OpenOffice/4.1.7$Win32 OpenOffice.org_project/417m1$Build-9800</meta:generator>
    <meta:print-date>2011-11-29T11:08:14.52</meta:print-date>
    <dc:creator>Thierry Rocacher</dc:creator>
    <meta:document-statistic meta:table-count="0" meta:image-count="0" meta:object-count="0" meta:page-count="7" meta:paragraph-count="89" meta:word-count="1024" meta:character-count="6569"/>
    <meta:user-defined meta:name="Info 1"/>
    <meta:user-defined meta:name="Info 2"/>
    <meta:user-defined meta:name="Info 3"/>
    <meta:user-defined meta:name="Info 4"/>
  </office:meta>
</office:document-meta>
</file>